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5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>
            <text:p>Acces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KB</text:p>
          </table:table-cell>
          <table:table-cell office:value-type="string">
            <text:p>8KB</text:p>
          </table:table-cell>
          <table:table-cell office:value-type="string">
            <text:p>16KB</text:p>
          </table:table-cell>
          <table:table-cell office:value-type="string">
            <text:p>32KB</text:p>
          </table:table-cell>
          <table:table-cell office:value-type="string">
            <text:p>64KB</text:p>
          </table:table-cell>
          <table:table-cell office:value-type="string">
            <text:p>128KB</text:p>
          </table:table-cell>
          <table:table-cell office:value-type="string">
            <text:p>256KB</text:p>
          </table:table-cell>
          <table:table-cell office:value-type="string">
            <text:p>3072KB</text:p>
          </table:table-cell>
        </table:table-row>
        <table:table-row table:style-name="ro1">
          <table:table-cell office:value-type="string">
            <text:p>aes_nosched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100.702">
            <text:p>100.702</text:p>
          </table:table-cell>
          <table:table-cell office:value-type="float" office:value="81.658">
            <text:p>81.658</text:p>
          </table:table-cell>
          <table:table-cell table:number-columns-repeated="2" office:value-type="float" office:value="70.644">
            <text:p>70.644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102.836">
            <text:p>102.836</text:p>
          </table:table-cell>
          <table:table-cell office:value-type="float" office:value="84.37">
            <text:p>84.37</text:p>
          </table:table-cell>
          <table:table-cell office:value-type="float" office:value="71.932">
            <text:p>71.932</text:p>
          </table:table-cell>
          <table:table-cell office:value-type="float" office:value="70.644">
            <text:p>70.644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107.917">
            <text:p>107.917</text:p>
          </table:table-cell>
          <table:table-cell office:value-type="float" office:value="86.208">
            <text:p>86.208</text:p>
          </table:table-cell>
          <table:table-cell table:number-columns-repeated="2" office:value-type="float" office:value="72.984">
            <text:p>72.984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109.834">
            <text:p>109.834</text:p>
          </table:table-cell>
          <table:table-cell office:value-type="float" office:value="88.92">
            <text:p>88.92</text:p>
          </table:table-cell>
          <table:table-cell office:value-type="float" office:value="74.271">
            <text:p>74.271</text:p>
          </table:table-cell>
          <table:table-cell office:value-type="float" office:value="72.984">
            <text:p>72.984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IV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aes_nosched_preloading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96.353">
            <text:p>96.353</text:p>
          </table:table-cell>
          <table:table-cell office:value-type="float" office:value="42.34">
            <text:p>42.3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99.229">
            <text:p>99.229</text:p>
          </table:table-cell>
          <table:table-cell office:value-type="float" office:value="44.68">
            <text:p>44.6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66.272">
            <text:p>66.27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68.168">
            <text:p>68.168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IV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Access (disjoint)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KB</text:p>
          </table:table-cell>
          <table:table-cell office:value-type="string">
            <text:p>8KB</text:p>
          </table:table-cell>
          <table:table-cell office:value-type="string">
            <text:p>16KB</text:p>
          </table:table-cell>
          <table:table-cell office:value-type="string">
            <text:p>32KB</text:p>
          </table:table-cell>
          <table:table-cell office:value-type="string">
            <text:p>64KB</text:p>
          </table:table-cell>
          <table:table-cell office:value-type="string">
            <text:p>128KB</text:p>
          </table:table-cell>
          <table:table-cell office:value-type="string">
            <text:p>256KB</text:p>
          </table:table-cell>
          <table:table-cell office:value-type="string">
            <text:p>3072KB</text:p>
          </table:table-cell>
        </table:table-row>
        <table:table-row table:style-name="ro1">
          <table:table-cell office:value-type="string">
            <text:p>aes_nosched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35.863">
            <text:p>35.863</text:p>
          </table:table-cell>
          <table:table-cell office:value-type="float" office:value="53.209">
            <text:p>53.209</text:p>
          </table:table-cell>
          <table:table-cell office:value-type="float" office:value="67.51">
            <text:p>67.51</text:p>
          </table:table-cell>
          <table:table-cell office:value-type="float" office:value="69.17">
            <text:p>69.17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35.863">
            <text:p>35.863</text:p>
          </table:table-cell>
          <table:table-cell office:value-type="float" office:value="53.209">
            <text:p>53.209</text:p>
          </table:table-cell>
          <table:table-cell office:value-type="float" office:value="67.51">
            <text:p>67.51</text:p>
          </table:table-cell>
          <table:table-cell office:value-type="float" office:value="69.17">
            <text:p>69.17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35.863">
            <text:p>35.863</text:p>
          </table:table-cell>
          <table:table-cell office:value-type="float" office:value="53.209">
            <text:p>53.209</text:p>
          </table:table-cell>
          <table:table-cell office:value-type="float" office:value="67.51">
            <text:p>67.51</text:p>
          </table:table-cell>
          <table:table-cell office:value-type="float" office:value="69.17">
            <text:p>69.17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35.863">
            <text:p>35.863</text:p>
          </table:table-cell>
          <table:table-cell office:value-type="float" office:value="53.209">
            <text:p>53.209</text:p>
          </table:table-cell>
          <table:table-cell office:value-type="float" office:value="67.51">
            <text:p>67.51</text:p>
          </table:table-cell>
          <table:table-cell office:value-type="float" office:value="69.17">
            <text:p>69.17</text:p>
          </table:table-cell>
          <table:table-cell table:number-columns-repeated="4" office:value-type="float" office:value="68">
            <text:p>68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IV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aes_nosched_preloading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24.253">
            <text:p>24.25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4.253">
            <text:p>24.25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22.253">
            <text:p>22.25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2.253">
            <text:p>22.253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office:value-type="string">
            <text:p>IV</text:p>
          </table:table-cell>
          <table:table-cell table:number-columns-repeated="8" office:value-type="float" office:value="-1">
            <text:p>-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rac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KB</text:p>
          </table:table-cell>
          <table:table-cell office:value-type="string">
            <text:p>8KB</text:p>
          </table:table-cell>
          <table:table-cell office:value-type="string">
            <text:p>16KB</text:p>
          </table:table-cell>
          <table:table-cell office:value-type="string">
            <text:p>32KB</text:p>
          </table:table-cell>
          <table:table-cell office:value-type="string">
            <text:p>64KB</text:p>
          </table:table-cell>
          <table:table-cell office:value-type="string">
            <text:p>128KB</text:p>
          </table:table-cell>
          <table:table-cell office:value-type="string">
            <text:p>256KB</text:p>
          </table:table-cell>
          <table:table-cell office:value-type="string">
            <text:p>3072KB</text:p>
          </table:table-cell>
        </table:table-row>
        <table:table-row table:style-name="ro1">
          <table:table-cell office:value-type="string">
            <text:p>aes_nosched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193">
            <text:p>193</text:p>
          </table:table-cell>
          <table:table-cell table:number-columns-repeated="3" office:value-type="float" office:value="160">
            <text:p>160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193">
            <text:p>193</text:p>
          </table:table-cell>
          <table:table-cell table:number-columns-repeated="3" office:value-type="float" office:value="160">
            <text:p>160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354">
            <text:p>354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26">
            <text:p>226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354">
            <text:p>354</text:p>
          </table:table-cell>
          <table:table-cell office:value-type="float" office:value="273">
            <text:p>273</text:p>
          </table:table-cell>
          <table:table-cell table:number-columns-repeated="2" office:value-type="float" office:value="226">
            <text:p>226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212">
            <text:p>212</text:p>
          </table:table-cell>
          <table:table-cell table:number-columns-repeated="3" office:value-type="float" office:value="160">
            <text:p>160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12">
            <text:p>212</text:p>
          </table:table-cell>
          <table:table-cell table:number-columns-repeated="3" office:value-type="float" office:value="160">
            <text:p>160</text:p>
          </table:table-cell>
          <table:table-cell table:number-columns-repeated="4" office:value-type="float" office:value="155">
            <text:p>155</text:p>
          </table:table-cell>
        </table:table-row>
        <table:table-row table:style-name="ro1">
          <table:table-cell office:value-type="string">
            <text:p>aes_nosched_preloading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202">
            <text:p>20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02">
            <text:p>20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362">
            <text:p>36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362">
            <text:p>36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219">
            <text:p>219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220">
            <text:p>220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Tim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KB</text:p>
          </table:table-cell>
          <table:table-cell office:value-type="string">
            <text:p>8KB</text:p>
          </table:table-cell>
          <table:table-cell office:value-type="string">
            <text:p>16KB</text:p>
          </table:table-cell>
          <table:table-cell office:value-type="string">
            <text:p>32KB</text:p>
          </table:table-cell>
          <table:table-cell office:value-type="string">
            <text:p>64KB</text:p>
          </table:table-cell>
          <table:table-cell office:value-type="string">
            <text:p>128KB</text:p>
          </table:table-cell>
          <table:table-cell office:value-type="string">
            <text:p>256KB</text:p>
          </table:table-cell>
          <table:table-cell office:value-type="string">
            <text:p>3072KB</text:p>
          </table:table-cell>
        </table:table-row>
        <table:table-row table:style-name="ro1">
          <table:table-cell office:value-type="string">
            <text:p>aes_nosched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7.6">
            <text:p>7.6</text:p>
          </table:table-cell>
          <table:table-cell table:number-columns-repeated="3" office:value-type="float" office:value="7.331">
            <text:p>7.331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7.6">
            <text:p>7.6</text:p>
          </table:table-cell>
          <table:table-cell table:number-columns-repeated="3" office:value-type="float" office:value="7.331">
            <text:p>7.331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8.472">
            <text:p>8.472</text:p>
          </table:table-cell>
          <table:table-cell office:value-type="float" office:value="8.098">
            <text:p>8.098</text:p>
          </table:table-cell>
          <table:table-cell table:number-columns-repeated="2" office:value-type="float" office:value="7.827">
            <text:p>7.827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8.472">
            <text:p>8.472</text:p>
          </table:table-cell>
          <table:table-cell office:value-type="float" office:value="8.098">
            <text:p>8.098</text:p>
          </table:table-cell>
          <table:table-cell table:number-columns-repeated="2" office:value-type="float" office:value="7.827">
            <text:p>7.827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7.735">
            <text:p>7.735</text:p>
          </table:table-cell>
          <table:table-cell table:number-columns-repeated="3" office:value-type="float" office:value="7.331">
            <text:p>7.331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7.735">
            <text:p>7.735</text:p>
          </table:table-cell>
          <table:table-cell table:number-columns-repeated="3" office:value-type="float" office:value="7.331">
            <text:p>7.331</text:p>
          </table:table-cell>
          <table:table-cell table:number-columns-repeated="4" office:value-type="float" office:value="7.285">
            <text:p>7.285</text:p>
          </table:table-cell>
        </table:table-row>
        <table:table-row table:style-name="ro1">
          <table:table-cell office:value-type="string">
            <text:p>aes_nosched_preloading</text:p>
          </table:table-cell>
          <table:table-cell table:number-columns-repeated="8"/>
        </table:table-row>
        <table:table-row table:style-name="ro1">
          <table:table-cell office:value-type="string">
            <text:p>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7.665">
            <text:p>7.66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7.665">
            <text:p>7.665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8.504">
            <text:p>8.50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8.504">
            <text:p>8.504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PLRU</text:p>
          </table:table-cell>
          <table:table-cell table:number-columns-repeated="8"/>
        </table:table-row>
        <table:table-row table:style-name="ro1">
          <table:table-cell office:value-type="string">
            <text:p>Set</text:p>
          </table:table-cell>
          <table:table-cell office:value-type="float" office:value="7.781">
            <text:p>7.78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string">
            <text:p>IV</text:p>
          </table:table-cell>
          <table:table-cell office:value-type="float" office:value="7.788">
            <text:p>7.788</text:p>
          </table:table-cell>
          <table:table-cell table:number-columns-repeated="7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an Doychev</meta:initial-creator>
    <meta:creation-date>2013-02-19T15:42:32</meta:creation-date>
    <dc:date>2013-02-21T14:30:06</dc:date>
    <dc:creator>Goran Doychev</dc:creator>
    <meta:editing-duration>PT20H2M53S</meta:editing-duration>
    <meta:editing-cycles>5</meta:editing-cycles>
    <meta:generator>LibreOffice/3.6$Linux_x86 LibreOffice_project/360m1$Build-2</meta:generator>
    <meta:document-statistic meta:table-count="1" meta:cell-count="500" meta:object-count="0"/>
  </office:meta>
</office:document-meta>
</file>